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898d" officeooo:paragraph-rsid="0016898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ifica las siguientes acciones en Análisis o Diseño según corresponda indicando alguna justificación:</text:p>
      <text:p text:style-name="P1"/>
      <text:p text:style-name="P1"/>
      <text:p text:style-name="P1">Estudio de la viabilidad técnica de implementar ciertas características.</text:p>
      <text:p text:style-name="P1">Creación de diagramas de flujo para modelar procesos de negocio.</text:p>
      <text:p text:style-name="P1">Desarrollo de diagramas de secuencia para representar la interacción entre componentes.</text:p>
      <text:p text:style-name="P1">Definición de patrones de diseño de software a utilizar en el proyecto.</text:p>
      <text:p text:style-name="P1">Reuniones con el cliente para comprender los requisitos del sistema.</text:p>
      <text:p text:style-name="P1">Documentación de los requisitos funcionales y no funcionales.</text:p>
      <text:p text:style-name="P1">Evaluación de la seguridad y la privacidad de los datos.</text:p>
      <text:p text:style-name="P1">Evaluación de la arquitectura de software existente.</text:p>
      <text:p text:style-name="P1">Estudio técnico de algoritmos y lógica de programación para funcionalidades específicas.</text:p>
      <text:p text:style-name="P1">Selección de tecnologías y herramientas de desarrollo adecuadas.</text:p>
      <text:p text:style-name="P1">Creación de diagramas de despliegue para planificar la infraestructura de implementación.</text:p>
      <text:p text:style-name="P1">Estudio técnico de la interfaz de usuario (UI) y la experiencia de usuario (UX).</text:p>
      <text:p text:style-name="P1">Entrevistas con usuarios finales para recopilar información sobre sus necesidades.</text:p>
      <text:p text:style-name="P1">Creación de casos de uso para representar escenarios de interacción del usuario.</text:p>
      <text:p text:style-name="P1">Evaluación de riesgos y amenazas para el proyecto.</text:p>
      <text:p text:style-name="P1">Estudio técnico <text:s/>de la base de datos, incluyendo la estructura de tablas y relaciones.</text:p>
      <text:p text:style-name="P1">Creación de prototipos de software para validar conceptos con los usuarios.</text:p>
      <text:p text:style-name="P1">Estudio técnico de la arquitectura de software, incluyendo componentes y módulos.</text:p>
      <text:p text:style-name="P1">Creación de diagramas de clases para modelar la estructura de datos.</text:p>
      <text:p text:style-name="P1">Estimación de costos y presupuestos para determinar el alcance financiero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8T21:31:46.261000000</dc:date>
    <meta:editing-duration>PT3M31S</meta:editing-duration>
    <meta:editing-cycles>1</meta:editing-cycles>
    <meta:document-statistic meta:table-count="0" meta:image-count="0" meta:object-count="0" meta:page-count="1" meta:paragraph-count="21" meta:word-count="221" meta:character-count="1552" meta:non-whitespace-character-count="1351"/>
    <meta:generator>LibreOffice/7.1.2.2$Windows_X86_64 LibreOffice_project/8a45595d069ef5570103caea1b71cc9d82b2aae4</meta:generator>
  </office:meta>
</office:document-meta>
</file>